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IS-header">
      <style:paragraph-properties fo:text-align="center" style:justify-single-word="false"/>
      <style:text-properties officeooo:paragraph-rsid="0036249a"/>
    </style:style>
    <style:style style:name="P2" style:family="paragraph" style:parent-style-name="SIS-header">
      <style:paragraph-properties fo:text-align="center" style:justify-single-word="false"/>
      <style:text-properties officeooo:paragraph-rsid="000c9476"/>
    </style:style>
    <style:style style:name="P3" style:family="paragraph" style:parent-style-name="SIS-text">
      <style:text-properties officeooo:paragraph-rsid="00193962"/>
    </style:style>
    <style:style style:name="P4" style:family="paragraph" style:parent-style-name="SIS-text">
      <style:text-properties officeooo:paragraph-rsid="001b4074"/>
    </style:style>
    <style:style style:name="P5" style:family="paragraph" style:parent-style-name="SIS-text">
      <style:text-properties officeooo:paragraph-rsid="00280e72"/>
    </style:style>
    <style:style style:name="P6" style:family="paragraph" style:parent-style-name="SIS-bibliography">
      <style:paragraph-properties>
        <style:tab-stops/>
      </style:paragraph-properties>
    </style:style>
    <style:style style:name="P7" style:family="paragraph" style:parent-style-name="SIS-Title1">
      <style:text-properties fo:font-weight="bold" style:font-weight-asian="bold" style:font-weight-complex="bold"/>
    </style:style>
    <style:style style:name="T1" style:family="text">
      <style:text-properties officeooo:rsid="0039330a"/>
    </style:style>
    <style:style style:name="T2" style:family="text">
      <style:text-properties fo:font-weight="normal" officeooo:rsid="003927f7" style:font-weight-asian="normal" style:font-weight-complex="normal"/>
    </style:style>
    <style:style style:name="T3" style:family="text">
      <style:text-properties officeooo:rsid="003927f7"/>
    </style:style>
    <style:style style:name="T4" style:family="text">
      <style:text-properties officeooo:rsid="00142c49"/>
    </style:style>
    <style:style style:name="T5" style:family="text">
      <style:text-properties fo:font-weight="bold" style:font-weight-asian="bold" style:font-weight-complex="bold"/>
    </style:style>
    <style:style style:name="T6" style:family="text">
      <style:text-properties fo:font-weight="bold" officeooo:rsid="001dca06" style:font-weight-asian="bold" style:font-weight-complex="bold"/>
    </style:style>
    <style:style style:name="T7" style:family="text">
      <style:text-properties officeooo:rsid="00280e72"/>
    </style:style>
    <style:style style:name="Sect1" style:family="section">
      <style:section-properties fo:background-color="transparent" text:dont-balance-text-columns="false" style:editable="false">
        <style:columns fo:column-count="2" fo:column-gap="0.399cm">
          <style:column style:rel-width="32767*" fo:start-indent="0cm" fo:end-indent="0.199cm"/>
          <style:column style:rel-width="32768*" fo:start-indent="0.199cm" fo:end-indent="0cm"/>
        </style:columns>
        <style:background-image/>
      </style:section-properties>
    </style:style>
    <style:style style:name="Sect2" style:family="section">
      <style:section-properties fo:background-color="transparent" style:editable="false">
        <style:columns fo:column-count="2" fo:column-gap="0.399cm">
          <style:column style:rel-width="32767*" fo:start-indent="0cm" fo:end-indent="0.199cm"/>
          <style:column style:rel-width="32768*" fo:start-indent="0.199cm" fo:end-indent="0cm"/>
        </style:columns>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IS-publication-title"><text:title>Publication title</text:title></text:p>
      <text:p text:style-name="SIS-authors"><text:user-defined style:data-style-name="N0" text:name="Authors_list">Author1, Author2, Author3</text:user-defined></text:p>
      <text:p text:style-name="SIS-universities"><text:user-defined style:data-style-name="N0" text:name="Universities_list">University name exemple</text:user-defined></text:p>
      <text:p text:style-name="SIS-status">submited/published/refused in Skeptical Inquiry of Science</text:p>
      <text:p text:style-name="SIS-warning">Warning about possible biais/Publication verified without biais</text:p>
      <text:section text:style-name="Sect1" text:name="2column title">
        <text:p text:style-name="SIS-abstract"><text:span text:style-name="T4">Abstract </text:span>Lorem ipsum dolor sit amet, consectetur adipiscing elit. Phasellus volutpat sem eu est congue rhoncus. Nunc luctus in dolor id venenatis. Nullam consequat felis in mi mollis lacinia. Sed ut tempus turpis. Fusce consequat tempus consectetur. Vestibulum tincidunt, nisl a congue euismod, metus velit sodales libero, a efficitur urna enim a libero. Vivamus rhoncus est ut justo tempus, quis pellentesque ante dictum. Donec dapibus sagittis ligula, in iaculis est mollis vitae. Maecenas viverra ante et scelerisque efficitur. Aliquam pretium nisl id erat efficitur facilisis elementum a est. Curabitur pellentesque bibendum turpis. Sed ac nisl eu tortor viverra malesuada in in nisl. Etiam vel velit facilisis, ultrices mi tristique, fringilla lacus. Pellentesque habitant morbi tristique senectus et netus et malesuada fames ac turpis egestas. Duis lobortis tincidunt est, ac pellentesque ipsum egestas sit amet. Fusce at erat metus. </text:p>
        <text:p text:style-name="SIS-abbreviation">Abbreviations : ab1, abbreviation 1 ; ab2, abbreviation 2</text:p>
        <text:h text:style-name="SIS-Title1" text:outline-level="1">Introduction</text:h>
        <text:p text:style-name="P3">Lorem ipsum dolor sit amet, consectetur adipiscing elit. Donec congue, leo a tincidunt bibendum, nunc nibh mollis velit, id iaculis lacus neque non neque. Etiam semper nisl et mollis vehicula. Nam lorem eros, feugiat non turpis et, rutrum aliquam dui. Pellentesque fringilla lacus nec nunc tristique, sit amet elementum magna hendrerit. Vestibulum ante ipsum primis in faucibus orci luctus et ultrices posuere cubilia Curae; Nulla facilisi. Cras lacinia interdum libero vel pretium. Vivamus nulla libero, eleifend eu turpis vel, feugiat consequat nunc.</text:p>
        <text:p text:style-name="P3">Curabitur in malesuada tortor. In efficitur accumsan tortor sit amet sollicitudin. In sed purus massa. Vestibulum id molestie justo. Etiam ullamcorper mauris sapien, ornare tincidunt nulla vulputate quis. Duis maximus ultricies mi, eu interdum sapien dictum ultrices. Integer porta efficitur ligula, et blandit odio ornare et. Suspendisse potenti. Integer sodales sagittis neque, eu porta ligula blandit in. Nunc consequat, eros ut blandit pharetra, ante augue pharetra ex, in vestibulum justo ante ac nibh. Nulla at mauris vitae ante fringilla fringilla eu non nunc.</text:p>
        <text:p text:style-name="P3">Mauris mattis est a dolor vehicula hendrerit. Quisque tempus, massa et commodo volutpat, dolor augue sagittis leo, in rhoncus lorem odio ac nibh. Nullam congue placerat purus, at efficitur augue. Praesent placerat tempor scelerisque. Duis semper ut augue sed dapibus. Pellentesque sem magna, vulputate non placerat et, dictum vel ex. In aliquam dolor eu leo fringilla, ut fermentum arcu sodales. Phasellus vitae varius tortor. Nam at feugiat odio, ut gravida sem. Curabitur mi libero, scelerisque a leo nec, pharetra auctor felis. Vivamus eleifend, massa et suscipit dictum, eros augue malesuada felis, quis consequat justo eros quis lorem. </text:p>
        <text:p text:style-name="SIS-text">Nullam neque nunc, viverra in euismod ut, iaculis at turpis. Mauris semper magna vitae diam auctor dapibus. Nullam rutrum tincidunt elementum. Sed tincidunt sapien ac turpis accumsan lacinia. Nullam auctor tempus purus, eget fringilla ex venenatis eget. Pellentesque habitant morbi tristique senectus et netus et malesuada fames ac turpis egestas. Curabitur luctus, risus in lobortis tincidunt, enim magna imperdiet libero, nec mattis ex nunc vel urna. Suspendisse tincidunt eros efficitur pretium tincidunt. Nullam sed fermentum leo. </text:p>
        <text:p text:style-name="SIS-text"><text:soft-page-break/>Nam sem sem, lobortis at gravida non, fringilla euismod elit. Etiam id eros sit amet erat fermentum suscipit. Aliquam congue ipsum cursus dolor rutrum, nec lacinia odio consequat. Morbi vitae nulla lacus. Etiam accumsan consequat neque at dignissim. Duis at quam sit amet magna malesuada lobortis eu ac orci. Morbi sollicitudin nibh in efficitur euismod. Maecenas mollis dui quis purus semper, non mattis tortor interdum. Interdum et malesuada fames ac ante ipsum primis in faucibus. Nullam nec porta tortor, non tempor ipsum. Aenean non facilisis urna. Duis facilisis metus a nulla efficitur, eget facilisis erat lacinia. Morbi vel leo felis. Mauris nec elit nec felis iaculis convallis. Class aptent taciti sociosqu ad litora torquent per conubia nostra, per inceptos himenaeos. Morbi finibus pulvinar feugiat. </text:p>
        <text:h text:style-name="SIS-Title1" text:outline-level="1">Results</text:h>
        <text:p text:style-name="SIS-text">Lorem ipsum dolor sit amet, consectetur adipiscing elit. Nunc libero tortor, mollis eget elementum nec, imperdiet convallis lacus. Sed et felis congue, ultricies elit sit amet, dignissim ex. Nullam nunc sem, bibendum et justo sed, efficitur lacinia ligula. Vestibulum semper nibh ut lorem molestie, in fringilla turpis luctus. Maecenas odio ante, volutpat non aliquet eget, consequat eu nulla. Duis in nunc non elit porta pulvinar non vel turpis. Vivamus fringilla eget quam non luctus. Aliquam erat volutpat. Nunc sed justo sit amet urna dictum gravida. Vestibulum faucibus efficitur enim sit amet vestibulum. Duis sed luctus sapien, sed laoreet enim. Mauris facilisis sem non pharetra commodo. </text:p>
        <text:p text:style-name="SIS-title2">Simulations</text:p>
        <text:p text:style-name="SIS-title3">Simulation 1</text:p>
        <text:p text:style-name="SIS-text">Lorem ipsum dolor sit amet, consectetur adipiscing elit. Nunc libero tortor, mollis eget elementum nec, imperdiet convallis lacus. Sed et felis congue, ultricies elit sit amet, dignissim ex. Nullam nunc sem, bibendum et justo sed, efficitur lacinia ligula. Vestibulum semper nibh ut lorem molestie, in fringilla turpis luctus. Maecenas odio ante, volutpat non aliquet eget, consequat eu nulla. Duis in nunc non elit porta pulvinar non vel turpis. Vivamus fringilla eget quam non luctus. Aliquam erat volutpat. Nunc sed justo sit amet urna dictum gravida. Vestibulum faucibus efficitur enim sit amet vestibulum. Duis sed luctus sapien, sed laoreet enim. Mauris facilisis sem non pharetra commodo. </text:p>
        <text:p text:style-name="SIS-title3">Simulation 2</text:p>
        <text:p text:style-name="SIS-text">Lorem ipsum dolor sit amet, consectetur adipiscing elit. Donec dictum facilisis libero. Fusce vel enim cursus, interdum risus non, accumsan erat. Maecenas maximus turpis facilisis feugiat pretium. Nullam consectetur viverra velit, ut tempus turpis tempor a. Quisque a felis ut purus volutpat malesuada. Proin turpis justo, semper nec leo sed, tincidunt dapibus eros. Donec arcu mi, tempor ac libero sed, fringilla egestas arcu. Donec varius sapien vel nisl auctor, sit amet aliquam nisl gravida. Integer ac lectus lorem. Sed lobortis ante vel tellus tincidunt, eu ultricies ligula blandit. Cras quis augue a ligula hendrerit tempor. Donec porttitor ullamcorper elit bibendum molestie.</text:p>
        <text:p text:style-name="SIS-text"/>
        <text:p text:style-name="P4">Etiam aliquam tellus fermentum sapien efficitur aliquet in quis tellus. Donec hendrerit nec nisl quis rutrum. Maecenas suscipit est ut elit eleifend, vitae pharetra dui consequat. Donec commodo mattis semper. Maecenas luctus purus vehicula convallis pharetra. Morbi posuere tellus dolor, eget dapibus ipsum lacinia sed. Pellentesque consequat consectetur ligula, ac lobortis enim venenatis quis. Phasellus tempor blandit rhoncus. Vivamus nibh elit, convallis eget metus eu, sodales commodo sapien. Vestibulum scelerisque ex a dui tincidunt euismod. </text:p>
        <text:h text:style-name="P7" text:outline-level="1">Discussion</text:h>
        <text:p text:style-name="SIS-text">Lorem ipsum dolor sit amet, consectetur adipiscing elit. Mauris cursus pulvinar sollicitudin. Vestibulum in congue nulla. Sed sem ligula, malesuada tincidunt vulputate et, tempus nec ligula. Quisque lacinia eros id nulla mollis lobortis. Fusce volutpat vitae enim vel molestie. Morbi sed neque nec augue molestie cursus. Curabitur massa felis, egestas et nunc quis, venenatis blandit purus. In viverra consectetur eros a malesuada. Suspendisse posuere sit amet <text:soft-page-break/>ipsum et egestas. In hac habitasse platea dictumst. Phasellus eros massa, ornare quis lorem ut, rhoncus laoreet velit. Etiam in mauris non tortor congue laoreet. Aliquam ac mi iaculis, cursus ipsum eu, efficitur orci. Maecenas tristique massa a egestas pellentesque. Morbi id ex ipsum.</text:p>
        <text:p text:style-name="SIS-text">Nullam neque nunc, viverra in euismod ut, iaculis at turpis. Mauris semper magna vitae diam auctor dapibus. Nullam rutrum tincidunt elementum. Sed tincidunt sapien ac turpis accumsan lacinia. Nullam auctor tempus purus, eget fringilla ex venenatis eget. Pellentesque habitant morbi tristique senectus et netus et malesuada fames ac turpis egestas. Curabitur luctus, risus in lobortis tincidunt, enim magna imperdiet libero, nec mattis ex nunc vel urna. Suspendisse tincidunt eros efficitur pretium tincidunt. Nullam sed fermentum leo.</text:p>
        <text:p text:style-name="SIS-text">Nam sem sem, lobortis at gravida non, fringilla euismod elit. Etiam id eros sit amet erat fermentum suscipit. Aliquam congue ipsum cursus dolor rutrum, nec lacinia odio consequat. Morbi vitae nulla lacus. Etiam accumsan consequat neque at dignissim. Duis at quam sit amet magna malesuada lobortis eu ac orci. Morbi sollicitudin nibh in efficitur euismod. Maecenas mollis dui quis purus semper, non mattis tortor interdum. Interdum et malesuada fames ac ante ipsum primis in faucibus. Nullam nec porta tortor, non tempor ipsum. Aenean non facilisis urna. Duis facilisis metus a nulla efficitur, eget facilisis erat lacinia. Morbi vel leo felis. Mauris nec elit nec felis iaculis convallis. Class aptent taciti sociosqu ad litora torquent per conubia nostra, per inceptos himenaeos. Morbi finibus pulvinar feugiat. </text:p>
        <text:p text:style-name="SIS-title2">Materials and Methods</text:p>
        <text:p text:style-name="SIS-text">Nullam neque nunc, viverra in euismod ut, iaculis at turpis. Mauris semper magna vitae diam auctor dapibus. Nullam rutrum tincidunt elementum. Sed tincidunt sapien ac turpis accumsan lacinia. Nullam auctor tempus purus, eget fringilla ex venenatis eget. Pellentesque habitant morbi tristique senectus et netus et malesuada fames ac turpis egestas. Curabitur luctus, risus in lobortis tincidunt, enim magna imperdiet libero, nec mattis ex nunc vel urna. Suspendisse tincidunt eros efficitur pretium tincidunt. Nullam sed fermentum leo. </text:p>
        <text:p text:style-name="SIS-text">Nam sem sem, lobortis at gravida non, fringilla euismod elit. Etiam id eros sit amet erat fermentum suscipit. Aliquam congue ipsum cursus dolor rutrum, nec lacinia odio consequat. Morbi vitae nulla lacus. Etiam accumsan consequat neque at dignissim. Duis at quam sit amet magna malesuada lobortis eu ac orci. Morbi sollicitudin nibh in efficitur euismod. Maecenas mollis dui quis purus semper, non mattis tortor interdum. Interdum et malesuada fames ac ante ipsum primis in faucibus. Nullam nec porta tortor, non tempor ipsum. Aenean non facilisis urna. Duis facilisis metus a nulla efficitur, eget facilisis erat lacinia. Morbi vel leo felis. Mauris nec elit nec felis iaculis convallis. Class aptent taciti sociosqu ad litora torquent per conubia nostra, per inceptos himenaeos. Morbi finibus pulvinar feugiat. </text:p>
        <text:p text:style-name="SIS-text"/>
        <text:p text:style-name="SIS-acknowledgments"><text:span text:style-name="T5">Ackno</text:span><text:span text:style-name="T6">w</text:span><text:span text:style-name="T5">ledgment</text:span><text:span text:style-name="T6">s</text:span> This work was partially supported by a grant from <text:span text:style-name="T7">Blabla.</text:span></text:p>
        <text:p text:style-name="SIS-acknowledgments"><text:bibliography-mark text:identifier="ARJ00" text:bibliography-type="book" text:author="Artymiak, Jacek" text:pages="99" text:publisher="devGuide.net Ltd" text:title="LibreOffice Calc Functions and Formulas Tips" text:year="2011" text:custom1="English" text:isbn="B0051J8FD4">[1]</text:bibliography-mark><text:bibliography-mark text:identifier="KAG00" text:bibliography-type="book" text:author="Karsten, Günther" text:pages="256" text:publisher="O'Reilly Vlg. GmbH &amp; Co." text:title="LibreOffice - kurz &amp; gut" text:year="2011" text:custom1="Deutsch" text:isbn="9783868991185">[2]</text:bibliography-mark><text:bibliography-mark text:identifier="LOD03" text:bibliography-type="book" text:author="LibreOffice Documentation Team" text:pages="235" text:publisher="Friends of OpenDocument Inc." text:title="LibreOffice 3 Impress Guide " text:year="2011" text:custom1="English" text:isbn="9781921320194">[3]</text:bibliography-mark></text:p>
        <text:p text:style-name="SIS-acknowledgments"/>
        <text:p text:style-name="SIS-acknowledgments"/>
        <text:bibliography text:style-name="Sect2" text:protected="true" text:name="Bibliographie1">
          <text:bibliography-source>
            <text:index-title-template text:style-name="SIS-Title1"/>
            <text:bibliography-entry-template text:bibliography-type="article" text:style-name="SIS-bibliography">
              <text:index-entry-bibliography text:style-name="_30__20__5f_30_5f_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 text:bibliography-data-field="identifier"/>
              <text:index-entry-span>: </text:index-entry-span>
              <text:index-entry-bibliography text:style-name="_34__20__5f_34_5f_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 text:bibliography-data-field="author"/>
              <text:index-entry-span>, </text:index-entry-span>
              <text:index-entry-bibliography text:style-name="_30__20__5f_30_5f_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 text:bibliography-data-field="title"/>
              <text:index-entry-span>, </text:index-entry-span>
              <text:index-entry-bibliography text:style-name="_33__20__5f_33_5f_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 text:bibliography-data-field="year"/>
            </text:bibliography-entry-template>
            <text:bibliography-entry-template text:bibliography-type="book"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SIS-bibliography">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P6">1: Artymiak, Jacek, LibreOffice Calc Functions and Formulas Tips, 2011</text:p>
            <text:p text:style-name="P6">2: Karsten, Günther, LibreOffice - kurz &amp; gut, 2011</text:p>
            <text:p text:style-name="P6">3: LibreOffice Documentation Team, LibreOffice 3 Impress Guide , 2011</text:p>
          </text:index-body>
        </text:bibliography>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S-header" style:family="paragraph" style:parent-style-name="Header" style:class="text" style:master-page-name="">
      <style:paragraph-properties fo:text-align="end" style:justify-single-word="false" style:page-number="auto" fo:background-color="transparent" fo:padding="0.049cm" fo:border-left="none" fo:border-right="none" fo:border-top="none" fo:border-bottom="0.06pt solid #000000" style:shadow="none" style:snap-to-layout-grid="false">
        <style:background-image/>
      </style:paragraph-properties>
      <style:text-properties style:font-name="Arial" fo:font-family="Arial" style:font-style-name="Normal" style:font-family-generic="swiss" style:font-pitch="variable" fo:font-size="11pt" style:text-underline-style="none" style:font-size-asian="10.5pt" style:text-overline-style="none" style:text-overline-color="#000000"/>
    </style:style>
    <style:style style:name="SIS-publication-title" style:family="paragraph" style:parent-style-name="Title" style:class="text" style:master-page-name="">
      <style:paragraph-properties fo:text-align="start" style:justify-single-word="false" style:page-number="auto" fo:background-color="transparent" style:shadow="none">
        <style:tab-stops/>
        <style:drop-cap/>
        <style:background-image/>
      </style:paragraph-properties>
      <style:text-properties fo:color="#336633" style:font-name="Arial1" fo:font-family="Arial" style:font-style-name="Gras" style:font-family-generic="swiss" style:font-pitch="variable" fo:font-size="26pt" style:font-weight-complex="600"/>
    </style:style>
    <style:style style:name="SIS-authors" style:family="paragraph" style:parent-style-name="Text_20_body" style:class="text" style:master-page-name="">
      <style:paragraph-properties style:page-number="auto"/>
      <style:text-properties style:font-name="Arial1" fo:font-family="Arial" style:font-style-name="Gras" style:font-family-generic="swiss" style:font-pitch="variable" fo:font-size="13pt" fo:font-weight="bold" style:font-size-asian="10.5pt"/>
    </style:style>
    <style:style style:name="SIS-universities" style:family="paragraph" style:parent-style-name="Text_20_body" style:class="text">
      <style:text-properties style:font-name="Arial" fo:font-family="Arial" style:font-style-name="Normal" style:font-family-generic="swiss" style:font-pitch="variable" style:font-size-asian="10.5pt"/>
    </style:style>
    <style:style style:name="SIS-status" style:family="paragraph" style:parent-style-name="Text_20_body" style:class="text">
      <style:text-properties style:font-name="Arial" fo:font-family="Arial" style:font-style-name="Normal" style:font-family-generic="swiss" style:font-pitch="variable" fo:font-size="11pt" style:font-size-asian="10.5pt"/>
    </style:style>
    <style:style style:name="SIS-warning" style:family="paragraph" style:parent-style-name="Text_20_body" style:class="text">
      <style:text-properties fo:color="#ff6600" style:font-name="Arial1" fo:font-family="Arial" style:font-style-name="Gras" style:font-family-generic="swiss" style:font-pitch="variable" fo:font-size="11pt" fo:font-weight="bold" style:font-size-asian="10.5pt"/>
    </style:style>
    <style:style style:name="SIS-abstract" style:family="paragraph" style:parent-style-name="Text_20_body" style:class="text" style:master-page-name="">
      <style:paragraph-properties fo:margin-left="0cm" fo:margin-right="0cm" fo:margin-top="0cm" fo:margin-bottom="0.25cm" style:contextual-spacing="false" fo:text-align="justify" style:justify-single-word="false" fo:hyphenation-ladder-count="no-limit" fo:text-indent="0.101cm" style:auto-text-indent="true" style:page-number="auto" fo:background-color="transparent" style:shadow="none" style:vertical-align="baseline" style:snap-to-layout-grid="true">
        <style:tab-stops/>
        <style:background-image/>
      </style:paragraph-properties>
      <style:text-properties style:font-name="Arial1" fo:font-family="Arial" style:font-style-name="Gras" style:font-family-generic="swiss" style:font-pitch="variable" fo:font-size="11pt" fo:font-weight="bold" style:font-size-asian="10.5pt" fo:hyphenate="true" fo:hyphenation-remain-char-count="2" fo:hyphenation-push-char-count="2"/>
    </style:style>
    <style:style style:name="SIS-abbreviation" style:family="paragraph" style:parent-style-name="Text_20_body" style:class="text" style:master-page-name="">
      <style:paragraph-properties fo:margin-top="0cm" fo:margin-bottom="0cm" style:contextual-spacing="false" fo:text-align="justify" style:justify-single-word="false" fo:hyphenation-ladder-count="no-limit" style:page-number="auto"/>
      <style:text-properties style:font-name="Arial" fo:font-family="Arial" style:font-style-name="Normal" style:font-family-generic="swiss" style:font-pitch="variable" fo:font-size="10pt" style:font-size-asian="10.5pt" fo:hyphenate="true" fo:hyphenation-remain-char-count="2" fo:hyphenation-push-char-count="2"/>
    </style:style>
    <style:style style:name="SIS-Title1" style:family="paragraph" style:parent-style-name="Heading_20_1" style:default-outline-level="" style:list-style-name="" style:class="text" style:master-page-name="">
      <style:paragraph-properties fo:margin-top="0.3cm" fo:margin-bottom="0.101cm" style:contextual-spacing="false" fo:keep-together="always" style:page-number="auto" fo:background-color="transparent" style:shadow="none">
        <style:tab-stops/>
        <style:drop-cap/>
        <style:background-image/>
      </style:paragraph-properties>
      <style:text-properties fo:font-variant="small-caps" fo:color="#336633" style:text-position="0% 100%" style:font-name="Arial1" fo:font-family="Arial" style:font-style-name="Gras" style:font-family-generic="swiss" style:font-pitch="variable" fo:font-size="20pt" style:font-weight-complex="600"/>
    </style:style>
    <style:style style:name="SIS-text" style:family="paragraph" style:parent-style-name="Text_20_body" style:class="text" style:master-page-name="">
      <style:paragraph-properties fo:margin-left="0cm" fo:margin-right="0cm" fo:margin-top="0cm" fo:margin-bottom="0cm" style:contextual-spacing="false" fo:text-align="justify" style:justify-single-word="false" fo:hyphenation-ladder-count="no-limit" fo:text-indent="0cm" style:auto-text-indent="true" style:page-number="auto"/>
      <style:text-properties style:font-name="Arial" fo:font-family="Arial" style:font-style-name="Normal" style:font-family-generic="swiss" style:font-pitch="variable" fo:font-size="11pt" style:font-size-asian="10.5pt" fo:hyphenate="true" fo:hyphenation-remain-char-count="2" fo:hyphenation-push-char-count="2"/>
    </style:style>
    <style:style style:name="SIS-title2" style:family="paragraph" style:parent-style-name="Heading_20_2" style:default-outline-level="" style:list-style-name="" style:class="text">
      <style:paragraph-properties fo:margin-top="0.3cm" fo:margin-bottom="0.101cm" style:contextual-spacing="false"/>
      <style:text-properties fo:font-variant="small-caps" fo:color="#336633" style:font-name="Arial1" fo:font-family="Arial" style:font-style-name="Gras" style:font-family-generic="swiss" style:font-pitch="variable" fo:font-size="16pt" style:font-weight-complex="600"/>
    </style:style>
    <style:style style:name="SIS-title3" style:family="paragraph" style:parent-style-name="Heading_20_3" style:default-outline-level="" style:list-style-name="" style:class="text" style:master-page-name="">
      <style:paragraph-properties fo:margin-top="0.15cm" fo:margin-bottom="0.049cm" style:contextual-spacing="false" style:page-number="auto"/>
      <style:text-properties fo:color="#336633" style:font-name="Arial1" fo:font-family="Arial" style:font-style-name="Gras" style:font-family-generic="swiss" style:font-pitch="variable" fo:font-size="13pt" style:font-weight-complex="600"/>
    </style:style>
    <style:style style:name="SIS-acknowledgments" style:family="paragraph" style:parent-style-name="Text_20_body" style:class="text" style:master-page-name="">
      <style:paragraph-properties style:page-number="auto">
        <style:tab-stops/>
        <style:drop-cap/>
      </style:paragraph-properties>
      <style:text-properties style:font-name="Arial2" fo:font-family="Arial" style:font-style-name="Italique" style:font-family-generic="swiss" style:font-pitch="variable" fo:font-size="11pt" fo:font-style="italic" style:font-size-asian="10.5pt"/>
    </style:style>
    <style:style style:name="SIS-bibliography" style:family="paragraph" style:parent-style-name="Text_20_body" style:list-style-name="" style:class="text" style:master-page-name="">
      <style:paragraph-properties fo:margin-top="0cm" fo:margin-bottom="0cm" style:contextual-spacing="false" fo:text-align="justify" style:justify-single-word="false" fo:hyphenation-ladder-count="no-limit" style:page-number="auto" fo:background-color="transparent" style:shadow="none" text:number-lines="true" text:line-number="1" style:snap-to-layout-grid="false">
        <style:tab-stops/>
        <style:background-image/>
      </style:paragraph-properties>
      <style:text-properties style:font-name="Arial1" fo:font-family="Arial" style:font-style-name="Gras" style:font-family-generic="swiss" style:font-pitch="variable" fo:font-size="10pt" fo:font-weight="bold" style:font-size-asian="10.5pt" fo:hyphenate="true" fo:hyphenation-remain-char-count="2" fo:hyphenation-push-char-count="2"/>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44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44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4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44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94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94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44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MP1" style:family="paragraph" style:parent-style-name="SIS-header">
      <style:paragraph-properties fo:text-align="center" style:justify-single-word="false"/>
      <style:text-properties officeooo:paragraph-rsid="0036249a"/>
    </style:style>
    <style:style style:name="MP2" style:family="paragraph" style:parent-style-name="SIS-header">
      <style:paragraph-properties fo:text-align="center" style:justify-single-word="false"/>
      <style:text-properties officeooo:paragraph-rsid="000c9476"/>
    </style:style>
    <style:style style:name="MT1" style:family="text">
      <style:text-properties officeooo:rsid="0039330a"/>
    </style:style>
    <style:style style:name="MT2" style:family="text">
      <style:text-properties fo:font-weight="normal" officeooo:rsid="003927f7" style:font-weight-asian="normal" style:font-weight-complex="normal"/>
    </style:style>
    <style:style style:name="MT3" style:family="text">
      <style:text-properties officeooo:rsid="003927f7"/>
    </style:style>
    <style:page-layout style:name="Mpm1">
      <style:page-layout-properties fo:page-width="21.001cm" fo:page-height="29.7cm" style:num-format="1" style:print-orientation="portrait" fo:margin-top="1.281cm" fo:margin-bottom="1.78cm" fo:margin-left="1.78cm" fo:margin-right="1.78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78cm" fo:margin-bottom="1.78cm" fo:margin-left="1.78cm" fo:margin-right="1.78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DOI:</text:span><text:span text:style-name="MT1"><text:user-defined style:data-style-name="N0" text:name="Doi">10.4000/exemple.35942</text:user-defined></text:span><text:span text:style-name="MT1"><text:tab/></text:span><text:span text:style-name="MT2">SIS</text:span><text:span text:style-name="MT3"> </text:span><text:span text:style-name="MT3"><text:date style:data-style-name="N84" text:date-value="2016-11-09T04:12:32.415402908" text:fixed="true">2016-11-09</text:date></text:span><text:span text:style-name="MT3"><text:tab/></text:span><text:span text:style-name="MT3"><text:page-number text:select-page="current">1</text:page-number></text:span><text:span text:style-name="MT3">/</text:span><text:span text:style-name="MT3"><text:page-count>3</text:page-count></text:span></text:p>
      </style:header>
    </style:master-page>
    <style:master-page style:name="First_20_Page" style:display-name="First Page" style:page-layout-name="Mpm2" style:next-style-name="Standard">
      <style:header>
        <text:p text:style-name="MP2">SIS - <text:date style:data-style-name="N37" text:date-value="2016-11-05T20:14:51.733623342" text:fixed="true">05/11/16</text:date> - <text:page-number text:select-page="current">0</text:page-number>/<text:page-count>3</text:page-count></text:p>
      </style:head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49:22.670968147</meta:creation-date>
    <meta:editing-cycles>1</meta:editing-cycles>
    <meta:editing-duration>P0D</meta:editing-duration>
    <dc:title>Publication title</dc:title>
    <meta:generator>LibreOffice/4.2.8.2$Linux_X86_64 LibreOffice_project/420m0$Build-2</meta:generator>
    <meta:document-statistic meta:table-count="0" meta:image-count="0" meta:object-count="0" meta:page-count="3" meta:paragraph-count="35" meta:word-count="1587" meta:character-count="10778" meta:non-whitespace-character-count="9216"/>
    <meta:user-defined meta:name="Authors_list">Author1, Author2, Author3</meta:user-defined>
    <meta:user-defined meta:name="Doi">10.4000/exemple.35942</meta:user-defined>
    <meta:user-defined meta:name="Universities_list">University name exemple</meta:user-defined>
    <meta:user-defined meta:name="journal_acronym">SIS</meta:user-defined>
  </office:meta>
</office:document-meta>
</file>